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383" officeooo:paragraph-rsid="0008f383"/>
    </style:style>
    <style:style style:name="P2" style:family="paragraph" style:parent-style-name="Standard">
      <style:text-properties officeooo:rsid="0009332c" officeooo:paragraph-rsid="0008f383"/>
    </style:style>
    <style:style style:name="P3" style:family="paragraph" style:parent-style-name="Standard">
      <style:text-properties officeooo:rsid="0009332c" officeooo:paragraph-rsid="0009332c"/>
    </style:style>
    <style:style style:name="P4" style:family="paragraph" style:parent-style-name="Standard">
      <style:text-properties officeooo:rsid="0009e1a9" officeooo:paragraph-rsid="0009e1a9"/>
    </style:style>
    <style:style style:name="P5" style:family="paragraph" style:parent-style-name="Standard">
      <style:text-properties officeooo:rsid="000b344a" officeooo:paragraph-rsid="000b344a"/>
    </style:style>
    <style:style style:name="P6" style:family="paragraph" style:parent-style-name="Standard">
      <style:text-properties officeooo:rsid="000b3daa" officeooo:paragraph-rsid="000b3d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us êtes vous déjà demandés si nous pourrions déterminer des différences entre des tableaux anglo-saxons et ceux français du XVIII ? Peut-être pas mais c’est la question que beaucoup de chercheurs se posent qui n’arrivent pas à déterminer de manière objective</text:p>
      <text:p text:style-name="P2"/>
      <text:p text:style-name="P6">Vous vous etes déjà demandés comment différence </text:p>
      <text:p text:style-name="P1"/>
      <text:p text:style-name="P1">Nous étendrons également ce sujet d’étude et ces possibles comparaisons à d’autres milieux d’études.</text:p>
      <text:p text:style-name="P1"/>
      <text:p text:style-name="P1"/>
      <text:p text:style-name="P3">Demander de mettre en place un outil capable de grouper tous les tableaux qu’on lui demande.</text:p>
      <text:p text:style-name="P3">Le but est de regrouper tous les tableaux pour qu’il nous donne un compte rendu.</text:p>
      <text:p text:style-name="P3"/>
      <text:p text:style-name="P4">Accueil du site </text:p>
      <text:p text:style-name="P4">Une fois que le modèle est entraîné il affiche</text:p>
      <text:p text:style-name="P3"/>
      <text:p text:style-name="P3"/>
      <text:p text:style-name="P3">Donner les critères d’un tableau</text:p>
      <text:p text:style-name="P3"/>
      <text:p text:style-name="P3">Création de modèles qui collent au mieux de nos prédictions mais nous pourrons étendre notre travail</text:p>
      <text:p text:style-name="P3"/>
      <text:p text:style-name="P3"/>
      <text:p text:style-name="P5">Conclusion sur ce qu’on attend de l’auditoire</text:p>
      <text:p text:style-name="P5"/>
      <text:p text:style-name="P5">On vous invite à nous proposer des problématiques dans un domaine préci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17:32:59.629000000</dc:date>
    <meta:editing-duration>PT58M16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1" meta:word-count="145" meta:character-count="892" meta:non-whitespace-character-count="755"/>
  </office:meta>
</office:document-meta>
</file>